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ttySockJsIntegrationTests.createWebSocketTrans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TestConfig.upgrade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SockJsIntegrationTests.createXhrTrans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SockJsIntegrationTests.upgradeStrategyConfig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SockJsIntegrationTests.createWebSocketTest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